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966cc" draw:textarea-horizontal-align="justify" draw:textarea-vertical-align="middle" draw:auto-grow-height="false" draw:shadow="hidden"/>
    </style:style>
    <style:style style:name="gr2" style:family="graphic" style:parent-style-name="standard">
      <style:graphic-properties draw:fill="solid" draw:fill-color="#0047ff" draw:textarea-horizontal-align="justify" draw:textarea-vertical-align="middle" draw:auto-grow-height="false" draw:shadow="hidden"/>
    </style:style>
    <style:style style:name="gr3" style:family="graphic" style:parent-style-name="standard">
      <style:graphic-properties draw:fill="solid" draw:fill-color="#00cccc" draw:textarea-horizontal-align="justify" draw:textarea-vertical-align="middle" draw:auto-grow-height="false" draw:shadow="hidden"/>
    </style:style>
    <style:style style:name="gr4" style:family="graphic" style:parent-style-name="standard">
      <style:graphic-properties draw:fill="solid" draw:fill-color="#99ccff" draw:textarea-horizontal-align="justify" draw:textarea-vertical-align="middle" draw:auto-grow-height="false"/>
    </style:style>
    <style:style style:name="gr5" style:family="graphic" style:parent-style-name="standard">
      <style:graphic-properties draw:fill="solid" draw:fill-color="#e6e6ff" draw:textarea-horizontal-align="justify" draw:textarea-vertical-align="middle" draw:auto-grow-height="false" fo:min-height="0cm" fo:min-width="0cm" draw:shadow="hidden"/>
    </style:style>
    <style:style style:name="gr6" style:family="graphic" style:parent-style-name="standard">
      <style:graphic-properties draw:fill="solid" draw:fill-color="#e6e6ff" draw:textarea-horizontal-align="justify" draw:textarea-vertical-align="middle" draw:auto-grow-height="false" fo:min-height="0cm" fo:min-width="0cm"/>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0047ff" draw:textarea-horizontal-align="center" draw:textarea-vertical-align="middle" draw:shadow="hidden"/>
    </style:style>
    <style:style style:name="gr10" style:family="graphic" style:parent-style-name="standard">
      <style:graphic-properties draw:stroke="none" svg:stroke-color="#000000" draw:fill="none" draw:fill-color="#ffffff" fo:min-height="1.25cm" draw:shadow="hidden"/>
    </style:style>
    <style:style style:name="gr11" style:family="graphic" style:parent-style-name="standard">
      <style:graphic-properties draw:stroke="none" svg:stroke-color="#000000" draw:fill="none" draw:fill-color="#ffffff" fo:min-height="0.75cm"/>
    </style:style>
    <style:style style:name="gr12" style:family="graphic" style:parent-style-name="standard">
      <style:graphic-properties draw:stroke="none" svg:stroke-color="#000000" draw:fill="none" draw:fill-color="#ffffff" fo:min-height="8.25cm"/>
    </style:style>
    <style:style style:name="gr13" style:family="graphic" style:parent-style-name="standard">
      <style:graphic-properties draw:stroke="none" svg:stroke-color="#000000" draw:fill="none" draw:fill-color="#ffffff" fo:min-height="1.507cm"/>
    </style:style>
    <style:style style:name="gr14" style:family="graphic" style:parent-style-name="standard">
      <style:graphic-properties draw:fill="solid" draw:fill-color="#e6e6ff" draw:textarea-horizontal-align="justify" draw:textarea-vertical-align="middle" draw:auto-grow-height="false" fo:min-height="0cm" fo:min-width="0cm" draw:shadow="hidden"/>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svg:stroke-color="#000000"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fo:min-height="1cm"/>
    </style:style>
    <style:style style:name="gr19" style:family="graphic" style:parent-style-name="standard">
      <style:graphic-properties svg:stroke-color="#ffffff" draw:fill="solid" draw:fill-color="#000000" draw:textarea-horizontal-align="justify" draw:textarea-vertical-align="middle" draw:auto-grow-height="false" draw:shadow="hidden"/>
    </style:style>
    <style:style style:name="gr20" style:family="graphic" style:parent-style-name="standard">
      <style:graphic-properties draw:fill="solid" draw:fill-color="#ffffcc" draw:textarea-horizontal-align="justify" draw:textarea-vertical-align="middle" draw:auto-grow-height="false"/>
    </style:style>
    <style:style style:name="gr21" style:family="graphic" style:parent-style-name="standard">
      <style:graphic-properties draw:stroke="none" svg:stroke-color="#000000" draw:fill="none" draw:fill-color="#ffffff" fo:min-height="3.75cm" draw:shadow="hidden"/>
    </style:style>
    <style:style style:name="gr22" style:family="graphic" style:parent-style-name="standard">
      <style:graphic-properties svg:stroke-color="#800000" draw:marker-end="Arrow" draw:marker-end-width="0.3cm" draw:textarea-horizontal-align="center" draw:textarea-vertical-align="middle"/>
    </style:style>
    <style:style style:name="gr23" style:family="graphic" style:parent-style-name="standard">
      <style:graphic-properties svg:stroke-color="#000080"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fo:min-height="1cm"/>
    </style:style>
    <style:style style:name="gr25" style:family="graphic" style:parent-style-name="standard">
      <style:graphic-properties draw:fill="solid" draw:fill-color="#ff420e" draw:textarea-horizontal-align="justify" draw:textarea-vertical-align="middle" draw:auto-grow-height="false" draw:shadow="hidden"/>
    </style:style>
    <style:style style:name="gr26" style:family="graphic" style:parent-style-name="standard">
      <style:graphic-properties draw:fill="solid" draw:fill-color="#ffd320" draw:textarea-horizontal-align="justify" draw:textarea-vertical-align="middle" draw:auto-grow-height="false" draw:shadow="hidden"/>
    </style:style>
    <style:style style:name="gr27" style:family="graphic">
      <style:graphic-properties draw:ole-draw-aspect="1"/>
    </style:style>
    <style:style style:name="gr28"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text-properties fo:font-style="italic" fo:text-shadow="1pt 1pt" style:text-underline-style="solid" style:text-underline-width="auto" style:text-underline-color="font-color" style:font-style-asian="italic" style:font-style-complex="italic"/>
    </style:style>
    <style:style style:name="P5" style:family="paragraph">
      <style:text-properties fo:font-style="italic" style:text-underline-style="solid" style:text-underline-width="auto" style:text-underline-color="font-color" style:font-style-asian="italic" style:font-style-complex="italic"/>
    </style:style>
    <style:style style:name="P6" style:family="paragraph">
      <style:text-properties fo:font-size="12pt" style:font-size-asian="12pt" style:font-size-complex="12pt"/>
    </style:style>
    <style:style style:name="P7" style:family="paragraph">
      <style:paragraph-properties fo:text-align="center"/>
      <style:text-properties fo:font-size="10pt" style:font-size-asian="10pt" style:font-size-complex="10pt"/>
    </style:style>
    <style:style style:name="P8" style:family="paragraph">
      <style:paragraph-properties fo:text-align="start"/>
      <style:text-properties fo:font-size="10pt" fo:font-style="italic" style:font-size-asian="10pt" style:font-style-asian="italic" style:font-size-complex="10pt" style:font-style-complex="italic"/>
    </style:style>
    <style:style style:name="P9" style:family="paragraph">
      <style:paragraph-properties fo:text-align="center"/>
      <style:text-properties fo:color="#ffffff"/>
    </style:style>
    <style:style style:name="P10" style:family="paragraph">
      <style:text-properties fo:font-size="24pt" style:font-size-asian="24pt" style:font-size-complex="24pt"/>
    </style:style>
    <style:style style:name="T1" style:family="text">
      <style:text-properties fo:font-size="10pt" style:text-underline-style="solid" style:text-underline-width="auto" style:text-underline-color="font-color" style:font-size-asian="10pt" style:font-size-complex="10pt"/>
    </style:style>
    <style:style style:name="T2" style:family="text">
      <style:text-properties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fo:font-style="italic" fo:text-shadow="1pt 1pt"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ize="12pt" style:font-size-asian="12pt" style:font-size-complex="12pt"/>
    </style:style>
    <style:style style:name="T7" style:family="text">
      <style:text-properties fo:font-size="12pt" fo:language="en" fo:country="US" style:font-size-asian="12pt" style:font-size-complex="12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color="#008000" fo:font-size="10pt" fo:font-style="normal" style:font-size-asian="10pt" style:font-style-asian="normal" style:font-size-complex="10pt" style:font-style-complex="normal"/>
    </style:style>
    <style:style style:name="T10" style:family="text">
      <style:text-properties style:use-window-font-color="true" fo:font-size="10pt" style:font-size-asian="10pt" style:font-size-complex="10pt"/>
    </style:style>
    <style:style style:name="T11" style:family="text">
      <style:text-properties fo:font-size="10pt" fo:font-style="italic" fo:text-shadow="none" fo:font-weight="normal" style:font-size-asian="10pt" style:font-style-asian="italic" style:font-weight-asian="normal" style:font-size-complex="10pt" style:font-style-complex="italic" style:font-weight-complex="normal"/>
    </style:style>
    <style:style style:name="T12" style:family="text">
      <style:text-properties fo:font-size="10pt" fo:font-style="italic" fo:text-shadow="1pt 1pt" fo:font-weight="bold" style:font-size-asian="10pt" style:font-style-asian="italic" style:font-weight-asian="bold" style:font-size-complex="10pt" style:font-style-complex="italic" style:font-weight-complex="bold"/>
    </style:style>
    <style:style style:name="T13" style:family="text">
      <style:text-properties fo:font-size="10pt" fo:font-style="normal" fo:text-shadow="1pt 1pt" fo:font-weight="bold" style:font-size-asian="10pt" style:font-style-asian="normal" style:font-weight-asian="bold" style:font-size-complex="10pt" style:font-style-complex="normal" style:font-weight-complex="bold"/>
    </style:style>
    <style:style style:name="T14" style:family="text">
      <style:text-properties fo:font-size="10pt" fo:font-style="normal" style:font-size-asian="10pt" style:font-style-asian="normal" style:font-size-complex="10pt" style:font-style-complex="normal"/>
    </style:style>
    <style:style style:name="T15" style:family="text">
      <style:text-properties fo:color="#ffffff"/>
    </style:style>
    <style:style style:name="T16" style:family="text">
      <style:text-properties fo:font-size="24pt" style:font-size-asian="24pt" style:font-size-complex="24pt"/>
    </style:style>
    <style:style style:name="T17" style:family="text">
      <style:text-properties fo:color="#800000" fo:font-size="10pt" style:font-size-asian="10pt" style:font-size-complex="10pt"/>
    </style:style>
    <style:style style:name="T18" style:family="text">
      <style:text-properties fo:color="#000000"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6.5cm" svg:height="5cm" svg:x="8.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6.7cm" svg:height="5cm" svg:x="2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cm" svg:height="7cm" svg:x="3.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9.7cm" svg:height="4.5cm" svg:x="9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2cm" svg:height="2cm" svg:x="10.5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cm" svg:height="2cm" svg:x="16.5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cm" svg:height="2cm" svg:x="22.538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3.5cm" svg:y="3.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1cm" svg:height="1cm" svg:x="17.5cm" svg:y="3.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1cm" svg:height="1cm" svg:x="11.5cm" svg:y="3.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cm" svg:height="4.5cm" svg:x="19cm" svg:y="1.5cm">
          <text:p text:style-name="P2"><text:span text:style-name="T1">Account certificate</text:span></text:p>
          <text:p text:style-name="P2"><text:span text:style-name="T2"/></text:p>
          <text:p text:style-name="P2"><text:span text:style-name="T2">CN: </text:span><text:span text:style-name="T3">uni</text:span></text:p>
          <text:p text:style-name="P2"><text:span text:style-name="T2">DN: </text:span><text:span text:style-name="T3">unimoney.com</text:span></text:p>
          <text:p text:style-name="P2"><text:span text:style-name="T2">IP: </text:span><text:span text:style-name="T3">not fixed</text:span></text:p>
          <text:p text:style-name="P2"><text:span text:style-name="T3"/></text:p>
          <text:p text:style-name="P2"><text:span text:style-name="T2">Pubkey</text:span></text:p>
          <text:p text:style-name="P2"><text:span text:style-name="T2"/></text:p>
          <text:p text:style-name="P2"><text:span text:style-name="T2">Self-signature</text:span></text:p>
          <text:p text:style-name="P2"><text:span text:style-name="T2">Signatures of other</text:span></text:p>
          <text:p text:style-name="P2"><text:span text:style-name="T2"><text:s/></text:span><text:span text:style-name="T2">active mirrors</text:span></text:p>
          <draw:enhanced-geometry svg:viewBox="0 0 21600 21600" draw:type="rectangle" draw:enhanced-path="M 0 0 L 21600 0 21600 21600 0 21600 0 0 Z N"/>
        </draw:custom-shape>
        <draw:custom-shape draw:style-name="gr8" draw:text-style-name="P3" draw:layer="layout" svg:width="3cm" svg:height="4.5cm" svg:x="25cm" svg:y="1.5cm">
          <text:p text:style-name="P2"><text:span text:style-name="T1">Account certificate</text:span></text:p>
          <text:p text:style-name="P2"><text:span text:style-name="T2"/></text:p>
          <text:p text:style-name="P2"><text:span text:style-name="T2">CN: </text:span><text:span text:style-name="T3">uni</text:span></text:p>
          <text:p text:style-name="P2"><text:span text:style-name="T2">DN: </text:span></text:p>
          <text:p text:style-name="P2"><text:span text:style-name="T2">IP: </text:span><text:span text:style-name="T3">12.34.56.77</text:span></text:p>
          <text:p text:style-name="P2"><text:span text:style-name="T2"/></text:p>
          <text:p text:style-name="P2"><text:span text:style-name="T2">Pubkey</text:span></text:p>
          <text:p text:style-name="P2"><text:span text:style-name="T2"/></text:p>
          <text:p text:style-name="P2"><text:span text:style-name="T2">Self-signature</text:span></text:p>
          <text:p text:style-name="P2"><text:span text:style-name="T2">Signatures of other</text:span></text:p>
          <text:p text:style-name="P2"><text:span text:style-name="T2"><text:s/></text:span><text:span text:style-name="T2">active mirrors</text:span></text:p>
          <draw:enhanced-geometry svg:viewBox="0 0 21600 21600" draw:type="rectangle" draw:enhanced-path="M 0 0 L 21600 0 21600 21600 0 21600 0 0 Z N"/>
        </draw:custom-shape>
        <draw:custom-shape draw:style-name="gr8" draw:text-style-name="P3" draw:layer="layout" svg:width="3cm" svg:height="4.5cm" svg:x="13cm" svg:y="1.5cm">
          <text:p text:style-name="P2"><text:span text:style-name="T1">Account certificate</text:span></text:p>
          <text:p text:style-name="P2"><text:span text:style-name="T2"/></text:p>
          <text:p text:style-name="P2"><text:span text:style-name="T2">CN: </text:span><text:span text:style-name="T3">uni</text:span></text:p>
          <text:p text:style-name="P2"><text:span text:style-name="T2">DN: </text:span><text:span text:style-name="T3">unimoney.org</text:span></text:p>
          <text:p text:style-name="P2"><text:span text:style-name="T2">IP: </text:span><text:span text:style-name="T3">11.12.13.14</text:span></text:p>
          <text:p text:style-name="P2"><text:span text:style-name="T2"/></text:p>
          <text:p text:style-name="P2"><text:span text:style-name="T2">Pubkey</text:span></text:p>
          <text:p text:style-name="P2"><text:span text:style-name="T2"/></text:p>
          <text:p text:style-name="P2"><text:span text:style-name="T2">Self-signature</text:span></text:p>
          <text:p text:style-name="P2"><text:span text:style-name="T2">Signatures of other</text:span></text:p>
          <text:p text:style-name="P2"><text:span text:style-name="T2"><text:s/></text:span><text:span text:style-name="T2">actives mirrors</text:span></text:p>
          <draw:enhanced-geometry svg:viewBox="0 0 21600 21600" draw:mirror-horizontal="false" draw:mirror-vertical="false" draw:type="rectangle" draw:enhanced-path="M 0 0 L 21600 0 21600 21600 0 21600 0 0 Z N"/>
        </draw:custom-shape>
        <draw:custom-shape draw:style-name="gr8" draw:text-style-name="P3" draw:layer="layout" svg:width="3cm" svg:height="5cm" svg:x="7.5cm" svg:y="8cm">
          <text:p text:style-name="P2"><text:span text:style-name="T1">Account certificate</text:span></text:p>
          <text:p text:style-name="P2"><text:span text:style-name="T2"/></text:p>
          <text:p text:style-name="P2"><text:span text:style-name="T2">CN: </text:span><text:span text:style-name="T3">uni.paca</text:span></text:p>
          <text:p text:style-name="P2"><text:span text:style-name="T2">DN: </text:span><text:span text:style-name="T3">paca.org</text:span></text:p>
          <text:p text:style-name="P2"><text:span text:style-name="T2">IP: </text:span><text:span text:style-name="T3">129.13.14.15</text:span></text:p>
          <text:p text:style-name="P2"><text:span text:style-name="T2"/></text:p>
          <text:p text:style-name="P2"><text:span text:style-name="T2">Pubkey</text:span></text:p>
          <text:p text:style-name="P2"><text:span text:style-name="T2"/></text:p>
          <text:p text:style-name="P2"><text:span text:style-name="T2">Signatures of</text:span></text:p>
          <text:p text:style-name="P2"><text:span text:style-name="T2">actives parents</text:span></text:p>
          <text:p text:style-name="P2"><text:span text:style-name="T2">Signature of other</text:span></text:p>
          <text:p text:style-name="P2"><text:span text:style-name="T2">active mirrors</text:span></text:p>
          <draw:enhanced-geometry svg:viewBox="0 0 21600 21600" draw:type="rectangle" draw:enhanced-path="M 0 0 L 21600 0 21600 21600 0 21600 0 0 Z N"/>
        </draw:custom-shape>
        <draw:custom-shape draw:style-name="gr8" draw:text-style-name="P3" draw:layer="layout" svg:width="3cm" svg:height="5cm" svg:x="13.5cm" svg:y="8cm">
          <text:p text:style-name="P2"><text:span text:style-name="T1">Account certificate</text:span></text:p>
          <text:p text:style-name="P2"><text:span text:style-name="T2"/></text:p>
          <text:p text:style-name="P2"><text:span text:style-name="T2">CN: </text:span><text:span text:style-name="T3">uni.paca</text:span></text:p>
          <text:p text:style-name="P2"><text:span text:style-name="T2">DN: </text:span><text:span text:style-name="T3">paca.fr</text:span></text:p>
          <text:p text:style-name="P2"><text:span text:style-name="T2">IP: </text:span><text:span text:style-name="T3">131.14.14.14</text:span></text:p>
          <text:p text:style-name="P2"><text:span text:style-name="T2"/></text:p>
          <text:p text:style-name="P2"><text:span text:style-name="T2">Pubkey</text:span></text:p>
          <text:p text:style-name="P2"><text:span text:style-name="T2"/></text:p>
          <text:p text:style-name="P2"><text:span text:style-name="T2">Signatures of</text:span></text:p>
          <text:p text:style-name="P2"><text:span text:style-name="T2">actives parents</text:span></text:p>
          <text:p text:style-name="P2"><text:span text:style-name="T2">Signature of other</text:span></text:p>
          <text:p text:style-name="P2"><text:span text:style-name="T2">active mirrors</text:span></text:p>
          <draw:enhanced-geometry svg:viewBox="0 0 21600 21600" draw:type="rectangle" draw:enhanced-path="M 0 0 L 21600 0 21600 21600 0 21600 0 0 Z N"/>
        </draw:custom-shape>
        <draw:custom-shape draw:style-name="gr8" draw:text-style-name="P3" draw:layer="layout" svg:width="3cm" svg:height="4cm" svg:x="25cm" svg:y="8cm">
          <text:p text:style-name="P2"><text:span text:style-name="T1">Account certificate</text:span></text:p>
          <text:p text:style-name="P2"><text:span text:style-name="T2"/></text:p>
          <text:p text:style-name="P2"><text:span text:style-name="T2">CN: </text:span><text:span text:style-name="T3">uni.dservers</text:span></text:p>
          <text:p text:style-name="P2"><text:span text:style-name="T2">DN: </text:span><text:span text:style-name="T3">domestics.org</text:span></text:p>
          <text:p text:style-name="P2"><text:span text:style-name="T2">IP: </text:span><text:span text:style-name="T3">213.186.33.87</text:span></text:p>
          <text:p text:style-name="P2"><text:span text:style-name="T2"/></text:p>
          <text:p text:style-name="P2"><text:span text:style-name="T2">Pubkey</text:span></text:p>
          <text:p text:style-name="P2"><text:span text:style-name="T2"/></text:p>
          <text:p text:style-name="P2"><text:span text:style-name="T2">Signatures of</text:span></text:p>
          <text:p text:style-name="P2"><text:span text:style-name="T2">actives parents</text:span></text:p>
          <draw:enhanced-geometry svg:viewBox="0 0 21600 21600" draw:type="rectangle" draw:enhanced-path="M 0 0 L 21600 0 21600 21600 0 21600 0 0 Z N"/>
        </draw:custom-shape>
        <draw:custom-shape draw:style-name="gr8" draw:text-style-name="P3" draw:layer="layout" svg:width="4cm" svg:height="4cm" svg:x="11.5cm" svg:y="15cm">
          <text:p text:style-name="P2"><text:span text:style-name="T1">Account certificate</text:span></text:p>
          <text:p text:style-name="P2"><text:span text:style-name="T2"/></text:p>
          <text:p text:style-name="P2"><text:span text:style-name="T2">CN: </text:span><text:span text:style-name="T3">uni.paca.fest</text:span></text:p>
          <text:p text:style-name="P2"><text:span text:style-name="T2">DN: </text:span><text:span text:style-name="T3">bankrun2010.com</text:span></text:p>
          <text:p text:style-name="P2"><text:span text:style-name="T2">IP: </text:span><text:span text:style-name="T3">91.121.122.115</text:span></text:p>
          <text:p text:style-name="P2"><text:span text:style-name="T2"/></text:p>
          <text:p text:style-name="P2"><text:span text:style-name="T2">Pubkey</text:span></text:p>
          <text:p text:style-name="P2"><text:span text:style-name="T2"/></text:p>
          <text:p text:style-name="P2"><text:span text:style-name="T2">Signatures of</text:span></text:p>
          <text:p text:style-name="P2"><text:span text:style-name="T2">actives parents</text:span></text:p>
          <draw:enhanced-geometry svg:viewBox="0 0 21600 21600" draw:type="rectangle" draw:enhanced-path="M 0 0 L 21600 0 21600 21600 0 21600 0 0 Z N"/>
        </draw:custom-shape>
        <draw:custom-shape draw:style-name="gr5" draw:text-style-name="P1" draw:layer="layout" svg:width="2cm" svg:height="2cm" svg:x="5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6cm" svg:y="10.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2cm" svg:height="2cm" svg:x="11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12cm" svg:y="10.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2cm" svg:height="2cm" svg:x="22.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3.5cm" svg:y="10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2cm" svg:height="2cm" svg:x="9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10cm" svg:y="17.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1" draw:layer="layout" svg:x1="12.5cm" svg:y1="5cm" svg:x2="11cm" svg:y2="6.5cm">
          <text:p/>
        </draw:line>
        <draw:line draw:style-name="gr9" draw:text-style-name="P1" draw:layer="layout" svg:x1="24cm" svg:y1="5cm" svg:x2="25cm" svg:y2="7.5cm">
          <text:p/>
        </draw:line>
        <draw:line draw:style-name="gr9" draw:text-style-name="P1" draw:layer="layout" svg:x1="11.5cm" svg:y1="13.5cm" svg:x2="11.5cm" svg:y2="14.5cm">
          <text:p/>
        </draw:line>
        <draw:frame draw:style-name="gr10" draw:text-style-name="P4" draw:layer="layout" svg:width="8cm" svg:height="1.5cm" svg:x="1cm" svg:y="1.5cm">
          <draw:text-box>
            <text:p><text:span text:style-name="T4">Account Certification Tree</text:span></text:p>
          </draw:text-box>
        </draw:frame>
      </draw:page>
      <draw:page draw:name="page2" draw:style-name="dp1" draw:master-page-name="Standard">
        <draw:frame draw:style-name="gr11" draw:text-style-name="P5" draw:layer="layout" svg:width="10cm" svg:height="1cm" svg:x="1.5cm" svg:y="1.5cm">
          <draw:text-box>
            <text:p><text:span text:style-name="T5">What is a unit of money ?</text:span></text:p>
          </draw:text-box>
        </draw:frame>
        <draw:frame draw:style-name="gr12" draw:text-style-name="P6" draw:layer="layout" svg:width="22cm" svg:height="10.205cm" svg:x="3cm" svg:y="3cm">
          <draw:text-box>
            <text:p><text:span text:style-name="T6">Unit </text:span><text:span text:style-name="T7">of</text:span><text:span text:style-name="T6"> </text:span><text:span text:style-name="T7">money</text:span><text:span text:style-name="T6"> are :</text:span></text:p>
            <text:p><text:span text:style-name="T6"><text:tab/></text:span><text:span text:style-name="T6">- </text:span><text:span text:style-name="T7">currency</text:span><text:span text:style-name="T6"> </text:span><text:span text:style-name="T7">name</text:span><text:span text:style-name="T6"> (</text:span><text:span text:style-name="T7">unlimited</text:span><text:span text:style-name="T6"> string, '\0' </text:span><text:span text:style-name="T7">ended</text:span><text:span text:style-name="T6">)</text:span></text:p>
            <text:p><text:span text:style-name="T6"><text:tab/></text:span><text:span text:style-name="T6">- version number (1 byte, indicate the format of next informations and the bill rules) </text:span></text:p>
            <text:p><text:span text:style-name="T6"><text:tab/></text:span><text:span text:style-name="T6">- amount of currency value</text:span></text:p>
            <text:p><text:span text:style-name="T6"><text:tab/></text:span><text:span text:style-name="T6">- serial number</text:span></text:p>
            <text:p><text:span text:style-name="T6"><text:tab/></text:span><text:span text:style-name="T6">- creation date</text:span></text:p>
            <text:p><text:span text:style-name="T6">And a chain of digital signature (like bitcoin) :</text:span></text:p>
            <text:p><text:span text:style-name="T6"><text:tab/></text:span><text:span text:style-name="T6">- pubkey of the first owner of this unit money. (→ 512 bits RSA in version 0)</text:span></text:p>
            <text:p><text:span text:style-name="T6"><text:tab/></text:span><text:span text:style-name="T6">- transaction date</text:span></text:p>
            <text:p><text:span text:style-name="T6"><text:tab/></text:span><text:span text:style-name="T6">- signature by the (democratic and) know-by-every-body money creator. (the creator should use a stronger key → RSA 2048 bits or an EC algorithm)</text:span></text:p>
            <text:p><text:span text:style-name="T6"><text:s/></text:span></text:p>
            <text:p><text:span text:style-name="T6">So each unit of money grow bigger at each transaction (~ 64 + 4 +16 = 84 bytes).</text:span></text:p>
            <text:p><text:span text:style-name="T6"/></text:p>
            <text:p><text:span text:style-name="T6">After a minimal amount of transactions (~ 1000) the digital signature can be reseted by a (honest and) know-by-every-body money re-creator. </text:span></text:p>
            <text:p><text:span text:style-name="T6"/></text:p>
            <text:p><text:span text:style-name="T6">If a unit of money come back to one of its previous owner it's length <text:s/>can also be shortcut if he recognize one of the pubkey and still have the private key associated.</text:span></text:p>
            <text:p><text:span text:style-name="T6"/></text:p>
            <text:p><text:span text:style-name="T6"/></text:p>
          </draw:text-box>
        </draw:frame>
        <draw:frame draw:style-name="gr11" draw:text-style-name="P5" draw:layer="layout" svg:width="10cm" svg:height="1cm" svg:x="2cm" svg:y="13cm">
          <draw:text-box>
            <text:p><text:span text:style-name="T5">Who has the money ? </text:span></text:p>
          </draw:text-box>
        </draw:frame>
        <draw:frame draw:style-name="gr13" draw:text-style-name="P6" draw:layer="layout" svg:width="22cm" svg:height="1.757cm" svg:x="3cm" svg:y="14.243cm">
          <draw:text-box>
            <text:p><text:span text:style-name="T6">The one who has the private key of the last pubkey in the chain of digital signature.</text:span></text:p>
            <text:p><text:span text:style-name="T6"/></text:p>
            <text:p><text:span text:style-name="T6"/></text:p>
          </draw:text-box>
        </draw:frame>
        <draw:frame draw:style-name="gr11" draw:text-style-name="P5" draw:layer="layout" svg:width="10cm" svg:height="1cm" svg:x="2cm" svg:y="16cm">
          <draw:text-box>
            <text:p><text:span text:style-name="T5">Where is the money ?</text:span></text:p>
          </draw:text-box>
        </draw:frame>
        <draw:frame draw:style-name="gr13" draw:text-style-name="P6" draw:layer="layout" svg:width="22cm" svg:height="1.757cm" svg:x="3cm" svg:y="17.243cm">
          <draw:text-box>
            <text:p><text:span text:style-name="T6">Ask that to the certified account tree.</text:span></text:p>
            <text:p><text:span text:style-name="T6"/></text:p>
            <text:p><text:span text:style-name="T6"/></text:p>
          </draw:text-box>
        </draw:frame>
      </draw:page>
      <draw:page draw:name="page3" draw:style-name="dp1" draw:master-page-name="Standard">
        <draw:custom-shape draw:style-name="gr1" draw:text-style-name="P1" draw:layer="layout" svg:width="7cm" svg:height="5.5cm" svg:x="4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7cm" svg:height="5.5cm" svg:x="2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1.5cm" svg:height="5.5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4.2cm" svg:height="5.5cm" svg:x="12cm" svg:y="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5cm" svg:height="4.5cm" svg:x="5cm" svg:y="15cm">
          <text:p text:style-name="P1"><text:span text:style-name="T3">uni.paca.fest</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9cm" svg:y="18.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4" draw:layer="layout" svg:width="8cm" svg:height="1.673cm" svg:x="1cm" svg:y="1.5cm">
          <draw:text-box>
            <text:p><text:span text:style-name="T4">Anonymous transparent transaction</text:span></text:p>
          </draw:text-box>
        </draw:frame>
        <draw:line draw:style-name="gr15" draw:text-style-name="P1" draw:layer="layout" svg:x1="7.5cm" svg:y1="15cm" svg:x2="8.5cm" svg:y2="13cm">
          <text:p/>
        </draw:line>
        <draw:custom-shape draw:style-name="gr16" draw:text-style-name="P7" draw:layer="layout" svg:width="4cm" svg:height="3cm" svg:x="5.5cm" svg:y="16cm">
          <text:p text:style-name="P1"><text:span text:style-name="T8">Transfer in progress</text:span></text:p>
          <text:p text:style-name="P1"><text:span text:style-name="T2">To : </text:span><text:span text:style-name="T9">uni.dservers</text:span></text:p>
          <text:p text:style-name="P1"><text:span text:style-name="T2">Creation date, Expire date</text:span></text:p>
          <text:p text:style-name="P1"><text:span text:style-name="T2">Bill list</text:span></text:p>
          <draw:enhanced-geometry svg:viewBox="0 0 21600 21600" draw:type="rectangle" draw:enhanced-path="M 0 0 L 21600 0 21600 21600 0 21600 0 0 Z N"/>
        </draw:custom-shape>
        <draw:custom-shape draw:style-name="gr14" draw:text-style-name="P7" draw:layer="layout" svg:width="5cm" svg:height="4.5cm" svg:x="7.5cm" svg:y="8.5cm">
          <text:p text:style-name="P1"><text:span text:style-name="T3">paca.uni</text:span><text:span text:style-name="T10"> (one of)</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11.5cm" svg:y="12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7" draw:layer="layout" svg:width="4cm" svg:height="3cm" svg:x="8cm" svg:y="9.5cm">
          <text:p text:style-name="P1"><text:span text:style-name="T11">Transfer in progress</text:span></text:p>
          <text:p text:style-name="P1"><text:span text:style-name="T2">From : </text:span><text:span text:style-name="T9">uni.paca.fest</text:span></text:p>
          <text:p text:style-name="P1"><text:span text:style-name="T2">To : </text:span><text:span text:style-name="T9">uni.dservers</text:span></text:p>
          <text:p text:style-name="P1"><text:span text:style-name="T2">Creation date, Expire date</text:span></text:p>
          <text:p text:style-name="P1"><text:span text:style-name="T2">Bill list</text:span></text:p>
          <text:p text:style-name="P1"><text:span text:style-name="T2">Challenge</text:span></text:p>
          <draw:enhanced-geometry svg:viewBox="0 0 21600 21600" draw:type="rectangle" draw:enhanced-path="M 0 0 L 21600 0 21600 21600 0 21600 0 0 Z N"/>
        </draw:custom-shape>
        <draw:custom-shape draw:style-name="gr14" draw:text-style-name="P7" draw:layer="layout" svg:width="5cm" svg:height="4.5cm" svg:x="16.5cm" svg:y="1cm">
          <text:p text:style-name="P1"><text:span text:style-name="T3">uni</text:span><text:span text:style-name="T10"> (one of)</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0.5cm" svg:y="4.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7" draw:layer="layout" svg:width="4cm" svg:height="3cm" svg:x="17cm" svg:y="2cm">
          <text:p text:style-name="P1"><text:span text:style-name="T8">Transfer in progress</text:span></text:p>
          <text:p text:style-name="P1"><text:span text:style-name="T2">From : </text:span><text:span text:style-name="T3">uni.paca</text:span></text:p>
          <text:p text:style-name="P1"><text:span text:style-name="T2">To : </text:span><text:span text:style-name="T3">uni.dservers</text:span></text:p>
          <text:p text:style-name="P1"><text:span text:style-name="T2">Creation date, Expire date</text:span></text:p>
          <text:p text:style-name="P1"><text:span text:style-name="T2">Bill list</text:span></text:p>
          <text:p text:style-name="P1"><text:span text:style-name="T2">Challenge</text:span></text:p>
          <draw:enhanced-geometry svg:viewBox="0 0 21600 21600" draw:type="rectangle" draw:enhanced-path="M 0 0 L 21600 0 21600 21600 0 21600 0 0 Z N"/>
        </draw:custom-shape>
        <draw:custom-shape draw:style-name="gr14" draw:text-style-name="P7" draw:layer="layout" svg:width="5cm" svg:height="4.5cm" svg:x="21.5cm" svg:y="10cm">
          <text:p text:style-name="P1"><text:span text:style-name="T9">uni.dservers</text:span></text:p>
          <text:p text:style-name="P1"><text:span text:style-name="T2"/></text:p>
          <text:p text:style-name="P1"><text:span text:style-name="T2">- use the private key associated</text:span></text:p>
          <text:p text:style-name="P1"><text:span text:style-name="T2">With the owner pubkey to</text:span></text:p>
          <text:p text:style-name="P1"><text:span text:style-name="T2">decrypt each hash.</text:span></text:p>
          <text:p text:style-name="P1"><text:span text:style-name="T2">- Verify the bill list with the</text:span></text:p>
          <text:p text:style-name="P1"><text:span text:style-name="T2"><text:s/></text:span><text:span text:style-name="T2">decrypted hashes</text:span></text:p>
          <text:p text:style-name="P1"><text:span text:style-name="T2">- copy the bill list to its DB</text:span></text:p>
          <text:p text:style-name="P1"><text:span text:style-name="T2">- send the decrypted hashes</text:span></text:p>
          <text:p text:style-name="P1"><text:span text:style-name="T2">Back to its parent node</text:span></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6.5cm" svg:y="12cm">
          <text:p/>
          <draw:enhanced-geometry svg:viewBox="0 0 88 21600" draw:glue-points="44 ?f6 44 0 0 10800 44 21600 88 10800" draw:text-areas="0 ?f6 88 ?f3" draw:type="can" draw:modifiers="6602.9970029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1cm" svg:y1="8.5cm" svg:x2="17.5cm" svg:y2="5.5cm">
          <text:p/>
        </draw:line>
        <draw:line draw:style-name="gr15" draw:text-style-name="P1" draw:layer="layout" svg:x1="20.5cm" svg:y1="5.5cm" svg:x2="23.5cm" svg:y2="10cm">
          <text:p/>
        </draw:line>
        <draw:custom-shape draw:style-name="gr16" draw:text-style-name="P8" draw:layer="layout" svg:width="6cm" svg:height="5.5cm" svg:x="5.5cm" svg:y="2.5cm">
          <text:p text:style-name="P2"><text:span text:style-name="T12">Transfer order</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Bill list (headers)</text:span></text:p>
          <text:p text:style-name="P2"><text:span text:style-name="T14">Encrypted complete bill list.</text:span></text:p>
          <text:p text:style-name="P2"><text:span text:style-name="T14">Encrypted hash (complete bill list</text:span></text:p>
          <text:p text:style-name="P2"><text:span text:style-name="T14"><text:s/></text:span><text:span text:style-name="T14">+ Cdate + Edate)</text:span></text:p>
          <text:p text:style-name="P2"><text:span text:style-name="T14">Encrypted </text:span><text:span text:style-name="T9">uni.paca </text:span><text:span text:style-name="T14">Challenge</text:span></text:p>
          <text:p text:style-name="P2"><text:span text:style-name="T14">Encrypted hash (bill list <text:s/>+ Cdate1</text:span></text:p>
          <text:p text:style-name="P2"><text:span text:style-name="T14">+ Edate + </text:span><text:span text:style-name="T9">uni.paca</text:span><text:span text:style-name="T14"> Challenge)</text:span></text:p>
          <text:p text:style-name="P2"><text:span text:style-name="T14">Owner transaction pubkey</text:span></text:p>
          <text:p text:style-name="P2"><text:span text:style-name="T14"/></text:p>
          <text:p text:style-name="P2"><text:span text:style-name="T9">uni.paca</text:span><text:span text:style-name="T14"> signature (the one of)</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6.5cm" svg:height="7cm" svg:x="23cm" svg:y="2.5cm">
          <text:p text:style-name="P2"><text:span text:style-name="T12">Transfer order</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Bill list (headers)</text:span></text:p>
          <text:p text:style-name="P2"><text:span text:style-name="T14">Encrypted complete bill list.</text:span></text:p>
          <text:p text:style-name="P2"><text:span text:style-name="T14">Encrypted hash (complete bill list</text:span></text:p>
          <text:p text:style-name="P2"><text:span text:style-name="T14"><text:s/></text:span><text:span text:style-name="T14">+ Cdate + Edate)</text:span></text:p>
          <text:p text:style-name="P2"><text:span text:style-name="T14">Encrypted </text:span><text:span text:style-name="T9">uni.paca</text:span><text:span text:style-name="T9"> </text:span><text:span text:style-name="T14">Challenge</text:span></text:p>
          <text:p text:style-name="P2"><text:span text:style-name="T14">Encrypted hash (bill list <text:s/>+ Cdate</text:span></text:p>
          <text:p text:style-name="P2"><text:span text:style-name="T14">+ Edate + </text:span><text:span text:style-name="T9">uni.paca</text:span><text:span text:style-name="T14"> Challenge)</text:span></text:p>
          <text:p text:style-name="P2"><text:span text:style-name="T14">Encrypted </text:span><text:span text:style-name="T9">uni </text:span><text:span text:style-name="T14">Challenge</text:span></text:p>
          <text:p text:style-name="P2"><text:span text:style-name="T14">Encrypted hash (bill list <text:s/>+ Cdate</text:span></text:p>
          <text:p text:style-name="P2"><text:span text:style-name="T14">+ Edate +</text:span><text:span text:style-name="T9">uni</text:span><text:span text:style-name="T14"> Challenge)</text:span></text:p>
          <text:p text:style-name="P2"><text:span text:style-name="T14">Owner transaction pubkey</text:span></text:p>
          <text:p text:style-name="P2"><text:span text:style-name="T14"/></text:p>
          <text:p text:style-name="P2"><text:span text:style-name="T9">uni</text:span><text:span text:style-name="T14"> signature (the one of)</text:span></text:p>
          <draw:enhanced-geometry svg:viewBox="0 0 21600 21600" draw:type="rectangle" draw:enhanced-path="M 0 0 L 21600 0 21600 21600 0 21600 0 0 Z N"/>
        </draw:custom-shape>
        <draw:custom-shape draw:style-name="gr16" draw:text-style-name="P8" draw:layer="layout" svg:width="6.1cm" svg:height="6cm" svg:x="0.5cm" svg:y="9cm">
          <text:p text:style-name="P2"><text:span text:style-name="T12">Transfer order</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Bill list (headers)</text:span></text:p>
          <text:p text:style-name="P2"><text:span text:style-name="T14">Encrypted complete bill list.</text:span></text:p>
          <text:p text:style-name="P2"><text:span text:style-name="T14"/></text:p>
          <text:p text:style-name="P2"><text:span text:style-name="T14">Encrypted hash (complete bill list</text:span></text:p>
          <text:p text:style-name="P2"><text:span text:style-name="T14"><text:s/></text:span><text:span text:style-name="T14">+ Cdate + Edate)</text:span></text:p>
          <text:p text:style-name="P2"><text:span text:style-name="T14"/></text:p>
          <text:p text:style-name="P2"><text:span text:style-name="T14">Owner transaction pubkey</text:span></text:p>
          <text:p text:style-name="P2"><text:span text:style-name="T14"/></text:p>
          <text:p text:style-name="P2"><text:span text:style-name="T9">uni.paca.fest</text:span><text:span text:style-name="T14"> signature</text:span></text:p>
          <draw:enhanced-geometry svg:viewBox="0 0 21600 21600" draw:type="rectangle" draw:enhanced-path="M 0 0 L 21600 0 21600 21600 0 21600 0 0 Z N"/>
        </draw:custom-shape>
        <draw:custom-shape draw:style-name="gr5" draw:text-style-name="P1" draw:layer="layout" svg:width="1cm" svg:height="1cm" svg:x="13.5cm" svg:y="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cm" svg:height="0.5cm" svg:x="14cm" svg:y="3.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cm" svg:height="1cm" svg:x="14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cm" svg:height="0.5cm" svg:x="14.5cm" svg:y="2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 draw:text-style-name="P1" draw:layer="layout" svg:x1="16.5cm" svg:y1="2.5cm" svg:x2="15cm" svg:y2="2cm">
          <text:p/>
        </draw:line>
        <draw:line draw:style-name="gr17" draw:text-style-name="P1" draw:layer="layout" svg:x1="16.5cm" svg:y1="3.5cm" svg:x2="14.5cm" svg:y2="3.5cm">
          <text:p/>
        </draw:line>
        <draw:frame draw:style-name="gr18" draw:layer="layout" svg:width="1cm" svg:height="1.25cm" svg:x="7cm" svg:y="14cm">
          <draw:text-box>
            <text:p/>
          </draw:text-box>
        </draw:frame>
        <draw:custom-shape draw:style-name="gr19" draw:text-style-name="P9" draw:layer="layout" svg:width="1cm" svg:height="1cm" svg:x="6cm" svg:y="13cm">
          <text:p text:style-name="P1"><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11cm" svg:y="6.5cm">
          <text:p text:style-name="P1"><text:span text:style-name="T1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13.5cm" svg:y="11cm">
          <text:p text:style-name="P1"><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15cm" svg:y="3cm">
          <text:p text:style-name="P1"><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21.5cm" svg:y="7cm">
          <text:p text:style-name="P1"><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1cm" svg:x="15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cm" svg:height="0.5cm" svg:x="15.5cm" svg:y="11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1cm" svg:height="1cm" svg:x="13cm" svg:y="9.5cm">
          <text:p text:style-name="P1"><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12.5cm" svg:y1="9.5cm" svg:x2="15cm" svg:y2="10.5cm">
          <text:p/>
        </draw:line>
        <draw:line draw:style-name="gr17" draw:text-style-name="P1" draw:layer="layout" svg:x1="15cm" svg:y1="11cm" svg:x2="12.5cm" svg:y2="12cm">
          <text:p/>
        </draw:line>
        <draw:custom-shape draw:style-name="gr19" draw:text-style-name="P9" draw:layer="layout" svg:width="1cm" svg:height="1cm" svg:x="15.5cm" svg:y="1.5cm">
          <text:p text:style-name="P1"><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4cm" svg:height="5cm" svg:x="25cm" svg:y="15cm">
          <text:p text:style-name="P2"><text:span text:style-name="T1">Owner certificate</text:span></text:p>
          <text:p text:style-name="P2"><text:span text:style-name="T2"/></text:p>
          <text:p text:style-name="P2"><text:span text:style-name="T2">AN: </text:span><text:span text:style-name="T3">uni.dservers</text:span></text:p>
          <text:p text:style-name="P2"><text:span text:style-name="T2">CN: </text:span><text:span text:style-name="T3">E. Cantonna</text:span></text:p>
          <text:p text:style-name="P2"><text:span text:style-name="T2">Email: </text:span></text:p>
          <text:p text:style-name="P2"><text:span text:style-name="T2">...</text:span></text:p>
          <text:p text:style-name="P2"><text:span text:style-name="T2"/></text:p>
          <text:p text:style-name="P2"><text:span text:style-name="T2">Bill Pubkey (512 bits)</text:span></text:p>
          <text:p text:style-name="P2"><text:span text:style-name="T2">Opt : Transaction Pubkey</text:span></text:p>
          <text:p text:style-name="P2"><text:span text:style-name="T2"/></text:p>
          <text:p text:style-name="P2"><text:span text:style-name="T2">Self-signed, or Signed</text:span></text:p>
          <text:p text:style-name="P2"><text:span text:style-name="T2">by an external CA.</text:span></text:p>
          <draw:enhanced-geometry svg:viewBox="0 0 21600 21600" draw:type="rectangle" draw:enhanced-path="M 0 0 L 21600 0 21600 21600 0 21600 0 0 Z N"/>
        </draw:custom-shape>
      </draw:page>
      <draw:page draw:name="page4" draw:style-name="dp1" draw:master-page-name="Standard">
        <draw:custom-shape draw:style-name="gr1" draw:text-style-name="P1" draw:layer="layout" svg:width="9cm" svg:height="5.5cm" svg:x="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7cm" svg:height="5.5cm" svg:x="2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9cm" svg:height="5.5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4.2cm" svg:height="5.5cm" svg:x="12cm" svg:y="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5cm" svg:height="4.5cm" svg:x="4cm" svg:y="15cm">
          <text:p text:style-name="P1"><text:span text:style-name="T9">uni.paca.fest</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8cm" svg:y="18.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4" draw:layer="layout" svg:width="10cm" svg:height="4cm" svg:x="1cm" svg:y="1.5cm">
          <draw:text-box>
            <text:p><text:span text:style-name="T4">Transaction validation :</text:span></text:p>
            <text:p><text:span text:style-name="T4">The upper node of the transaction is authoritative</text:span></text:p>
          </draw:text-box>
        </draw:frame>
        <draw:custom-shape draw:style-name="gr20" draw:text-style-name="P3" draw:layer="layout" svg:width="4cm" svg:height="4.5cm" svg:x="23.5cm" svg:y="15.5cm">
          <text:p text:style-name="P2"><text:span text:style-name="T1">Owner certificate</text:span></text:p>
          <text:p text:style-name="P2"><text:span text:style-name="T2"/></text:p>
          <text:p text:style-name="P2"><text:span text:style-name="T2">AN: </text:span><text:span text:style-name="T9">uni.dservers</text:span></text:p>
          <text:p text:style-name="P2"><text:span text:style-name="T2">CN: </text:span><text:span text:style-name="T3">E.Cantonna</text:span></text:p>
          <text:p text:style-name="P2"><text:span text:style-name="T2">Email: </text:span></text:p>
          <text:p text:style-name="P2"><text:span text:style-name="T2"/></text:p>
          <text:p text:style-name="P2"><text:span text:style-name="T2">Bill Pubkey (512 bits)</text:span></text:p>
          <text:p text:style-name="P2"><text:span text:style-name="T2">Opt : Transaction Pubkey</text:span></text:p>
          <text:p text:style-name="P2"><text:span text:style-name="T2"/></text:p>
          <text:p text:style-name="P2"><text:span text:style-name="T2">Self-signed, or Signed</text:span></text:p>
          <text:p text:style-name="P2"><text:span text:style-name="T2">by an external CA.</text:span></text:p>
          <draw:enhanced-geometry svg:viewBox="0 0 21600 21600" draw:type="rectangle" draw:enhanced-path="M 0 0 L 21600 0 21600 21600 0 21600 0 0 Z N"/>
        </draw:custom-shape>
        <draw:custom-shape draw:style-name="gr16" draw:text-style-name="P7" draw:layer="layout" svg:width="4cm" svg:height="3cm" svg:x="4.5cm" svg:y="16cm">
          <text:p text:style-name="P1"><text:span text:style-name="T8">Transfer in progress</text:span></text:p>
          <text:p text:style-name="P1"><text:span text:style-name="T2">To : </text:span><text:span text:style-name="T9">uni.dservers</text:span></text:p>
          <text:p text:style-name="P1"><text:span text:style-name="T2">Creation date, Expire date</text:span></text:p>
          <text:p text:style-name="P1"><text:span text:style-name="T2">Bill list</text:span></text:p>
          <text:p text:style-name="P1"><text:span text:style-name="T2">Challenge</text:span></text:p>
          <draw:enhanced-geometry svg:viewBox="0 0 21600 21600" draw:type="rectangle" draw:enhanced-path="M 0 0 L 21600 0 21600 21600 0 21600 0 0 Z N"/>
        </draw:custom-shape>
        <draw:custom-shape draw:style-name="gr14" draw:text-style-name="P7" draw:layer="layout" svg:width="5cm" svg:height="4.5cm" svg:x="7.5cm" svg:y="8.5cm">
          <text:p text:style-name="P1"><text:span text:style-name="T3">paca.uni</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11.5cm" svg:y="12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7" draw:layer="layout" svg:width="4cm" svg:height="3cm" svg:x="8cm" svg:y="9.5cm">
          <text:p text:style-name="P1"><text:span text:style-name="T11">Transfer in progress</text:span></text:p>
          <text:p text:style-name="P1"><text:span text:style-name="T2">From : </text:span><text:span text:style-name="T9">uni.paca.fest</text:span></text:p>
          <text:p text:style-name="P1"><text:span text:style-name="T2">To : </text:span><text:span text:style-name="T9">uni.dservers</text:span></text:p>
          <text:p text:style-name="P1"><text:span text:style-name="T2">Creation date, Expire date</text:span></text:p>
          <text:p text:style-name="P1"><text:span text:style-name="T2">Bill list</text:span></text:p>
          <text:p text:style-name="P1"><text:span text:style-name="T2">Challenge</text:span></text:p>
          <draw:enhanced-geometry svg:viewBox="0 0 21600 21600" draw:type="rectangle" draw:enhanced-path="M 0 0 L 21600 0 21600 21600 0 21600 0 0 Z N"/>
        </draw:custom-shape>
        <draw:custom-shape draw:style-name="gr14" draw:text-style-name="P7" draw:layer="layout" svg:width="5cm" svg:height="4.5cm" svg:x="21.5cm" svg:y="10cm">
          <text:p text:style-name="P1"><text:span text:style-name="T9">uni.dservers</text:span></text:p>
          <text:p text:style-name="P1"><text:span text:style-name="T2"/></text:p>
          <text:p text:style-name="P1"><text:span text:style-name="T2"/></text:p>
          <text:p text:style-name="P1"><text:span text:style-name="T2">Can spend the bill of the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6.5cm" svg:y="12cm">
          <text:p/>
          <draw:enhanced-geometry svg:viewBox="0 0 88 21600" draw:glue-points="44 ?f6 44 0 0 10800 44 21600 88 10800" draw:text-areas="0 ?f6 88 ?f3" draw:type="can" draw:modifiers="6602.9970029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6cm" svg:height="5.5cm" svg:x="15.5cm" svg:y="6.5cm">
          <text:p text:style-name="P2"><text:span text:style-name="T12">Transfer acknowledgment</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Decrypted hash (bill list <text:s/>+ Cdate</text:span></text:p>
          <text:p text:style-name="P2"><text:span text:style-name="T14">+ Edate +</text:span><text:span text:style-name="T9"> uni.paca.fest</text:span><text:span text:style-name="T14"> Challenge)</text:span></text:p>
          <text:p text:style-name="P2"><text:span text:style-name="T14">Decrypted hash (bill list <text:s/>+ Cdate</text:span></text:p>
          <text:p text:style-name="P2"><text:span text:style-name="T14">+ Edate + </text:span><text:span text:style-name="T9">uni.paca</text:span><text:span text:style-name="T14"> Challenge)</text:span></text:p>
          <text:p text:style-name="P2"><text:span text:style-name="T14">Decrypted hash (bill list <text:s/>+ Cdate</text:span></text:p>
          <text:p text:style-name="P2"><text:span text:style-name="T14">+ Edate +</text:span><text:span text:style-name="T9">uni</text:span><text:span text:style-name="T14"> Challenge)</text:span></text:p>
          <text:p text:style-name="P2"><text:span text:style-name="T14"/></text:p>
          <text:p text:style-name="P2"><text:span text:style-name="T9">uni.dservers</text:span><text:span text:style-name="T14"> signature</text:span></text:p>
          <draw:enhanced-geometry svg:viewBox="0 0 21600 21600" draw:type="rectangle" draw:enhanced-path="M 0 0 L 21600 0 21600 21600 0 21600 0 0 Z N"/>
        </draw:custom-shape>
        <draw:line draw:style-name="gr22" draw:text-style-name="P1" draw:layer="layout" svg:x1="23cm" svg:y1="10cm" svg:x2="20.5cm" svg:y2="5.5cm">
          <text:p/>
        </draw:line>
        <draw:line draw:style-name="gr23" draw:text-style-name="P1" draw:layer="layout" svg:x1="21cm" svg:y1="5cm" svg:x2="23.5cm" svg:y2="9.5cm">
          <text:p/>
        </draw:line>
        <draw:line draw:style-name="gr22" draw:text-style-name="P1" draw:layer="layout" svg:x1="17.5cm" svg:y1="5.5cm" svg:x2="12.5cm" svg:y2="9.5cm">
          <text:p/>
        </draw:line>
        <draw:line draw:style-name="gr22" draw:text-style-name="P1" draw:layer="layout" svg:x1="10cm" svg:y1="13cm" svg:x2="8cm" svg:y2="15cm">
          <text:p/>
        </draw:line>
        <draw:custom-shape draw:style-name="gr16" draw:text-style-name="P8" draw:layer="layout" svg:width="4cm" svg:height="3.5cm" svg:x="7.5cm" svg:y="4.5cm">
          <text:p text:style-name="P2"><text:span text:style-name="T12">Transfer end</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text:p>
          <text:p text:style-name="P2"><text:span text:style-name="T14">hash (bill list <text:s/>+ Cdate</text:span></text:p>
          <text:p text:style-name="P2"><text:span text:style-name="T14">+ Edate)</text:span></text:p>
          <text:p text:style-name="P2"><text:span text:style-name="T14"/></text:p>
          <text:p text:style-name="P2"><text:span text:style-name="T9">uni</text:span><text:span text:style-name="T14"> signature</text:span></text:p>
          <draw:enhanced-geometry svg:viewBox="0 0 21600 21600" draw:mirror-horizontal="false" draw:mirror-vertical="false" draw:type="rectangle" draw:enhanced-path="M 0 0 L 21600 0 21600 21600 0 21600 0 0 Z N"/>
        </draw:custom-shape>
        <draw:custom-shape draw:style-name="gr19" draw:text-style-name="P9" draw:layer="layout" svg:width="1cm" svg:height="1cm" svg:x="21cm" svg:y="7.5cm">
          <text:p text:style-name="P1"><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5cm" svg:height="4.5cm" svg:x="16.5cm" svg:y="1cm">
          <text:p text:style-name="P1"><text:span text:style-name="T3">uni</text:span><text:span text:style-name="T10"> (one of)</text:span></text:p>
          <text:p text:style-name="P1"><text:span text:style-name="T2"/></text:p>
          <text:p text:style-name="P1"><text:span text:style-name="T2">- Verify that the owner has</text:span></text:p>
          <text:p text:style-name="P1"><text:span text:style-name="T2">Acknowledged the transfert</text:span></text:p>
          <text:p text:style-name="P1"><text:span text:style-name="T2"/></text:p>
          <text:p text:style-name="P1"><text:span text:style-name="T2">- synchronise DB with </text:span></text:p>
          <text:p text:style-name="P1"><text:span text:style-name="T2">Other active mirrors </text:span></text:p>
          <text:p text:style-name="P1"><text:span text:style-name="T2"/></text:p>
          <text:p text:style-name="P1"><text:span text:style-name="T2">- (if concurrent acces, </text:span></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0.5cm" svg:y="4.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cm" svg:height="1cm" svg:x="13.5cm" svg:y="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cm" svg:height="0.5cm" svg:x="14cm" svg:y="3.5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cm" svg:height="1cm" svg:x="14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cm" svg:height="0.5cm" svg:x="14.5cm" svg:y="2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 draw:text-style-name="P1" draw:layer="layout" svg:x1="15cm" svg:y1="2cm" svg:x2="16.5cm" svg:y2="3.5cm">
          <text:p/>
        </draw:line>
        <draw:line draw:style-name="gr17" draw:text-style-name="P1" draw:layer="layout" svg:x1="14.5cm" svg:y1="3.5cm" svg:x2="16.5cm" svg:y2="4.5cm">
          <text:p/>
        </draw:line>
        <draw:custom-shape draw:style-name="gr19" draw:text-style-name="P9" draw:layer="layout" svg:width="1cm" svg:height="1cm" svg:x="15cm" svg:y="2cm">
          <text:p text:style-name="P1"><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22.5cm" svg:y="7.5cm">
          <text:p text:style-name="P1"><text:span text:style-name="T1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14.5cm" svg:y="3.5cm">
          <text:p text:style-name="P1"><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5.5cm" svg:height="4cm" svg:x="1cm" svg:y="4cm">
          <text:p text:style-name="P2"><text:span text:style-name="T12">Transfer acknowledgment</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Decrypted hash (bill list <text:s/>+ Cdate</text:span></text:p>
          <text:p text:style-name="P2"><text:span text:style-name="T14">+ Edate + </text:span><text:span text:style-name="T9">uni.paca.fest</text:span><text:span text:style-name="T14"> Challenge)</text:span></text:p>
          <text:p text:style-name="P2"><text:span text:style-name="T14">Decrypted hash (bill list <text:s/>+ Cdate</text:span></text:p>
          <text:p text:style-name="P2"><text:span text:style-name="T14">+ Edate + </text:span><text:span text:style-name="T9">uni.paca</text:span><text:span text:style-name="T14"> Challenge)</text:span></text:p>
          <text:p text:style-name="P2"><text:span text:style-name="T14"/></text:p>
          <text:p text:style-name="P2"><text:span text:style-name="T9">uni</text:span><text:span text:style-name="T14"> signature</text:span></text:p>
          <draw:enhanced-geometry svg:viewBox="0 0 21600 21600" draw:type="rectangle" draw:enhanced-path="M 0 0 L 21600 0 21600 21600 0 21600 0 0 Z N"/>
        </draw:custom-shape>
        <draw:custom-shape draw:style-name="gr16" draw:text-style-name="P8" draw:layer="layout" svg:width="4cm" svg:height="3.5cm" svg:x="23.5cm" svg:y="5.5cm">
          <text:p text:style-name="P2"><text:span text:style-name="T12">Transfer end</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text:p>
          <text:p text:style-name="P2"><text:span text:style-name="T14">hash (bill list <text:s/>+ Cdate</text:span></text:p>
          <text:p text:style-name="P2"><text:span text:style-name="T14">+ Edate)</text:span></text:p>
          <text:p text:style-name="P2"><text:span text:style-name="T14"/></text:p>
          <text:p text:style-name="P2"><text:span text:style-name="T9">uni</text:span><text:span text:style-name="T14"> signature</text:span></text:p>
          <draw:enhanced-geometry svg:viewBox="0 0 21600 21600" draw:type="rectangle" draw:enhanced-path="M 0 0 L 21600 0 21600 21600 0 21600 0 0 Z N"/>
        </draw:custom-shape>
        <draw:frame draw:style-name="gr24" draw:text-style-name="P10" draw:layer="layout" svg:width="1cm" svg:height="1.25cm" svg:x="6.5cm" svg:y="5.5cm">
          <draw:text-box>
            <text:p><text:span text:style-name="T16">+</text:span></text:p>
          </draw:text-box>
        </draw:frame>
        <draw:custom-shape draw:style-name="gr16" draw:text-style-name="P8" draw:layer="layout" svg:width="4cm" svg:height="3.5cm" svg:x="16cm" svg:y="14cm">
          <text:p text:style-name="P2"><text:span text:style-name="T12">Transfer end</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text:p>
          <text:p text:style-name="P2"><text:span text:style-name="T14">hash (bill list <text:s/>+ Cdate</text:span></text:p>
          <text:p text:style-name="P2"><text:span text:style-name="T14">+ Edate)</text:span></text:p>
          <text:p text:style-name="P2"><text:span text:style-name="T14"/></text:p>
          <text:p text:style-name="P2"><text:span text:style-name="T9">uni.paca</text:span><text:span text:style-name="T14"> signatur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5.5cm" svg:height="4cm" svg:x="9.5cm" svg:y="13.5cm">
          <text:p text:style-name="P2"><text:span text:style-name="T12">Transfer acknowledgment</text:span></text:p>
          <text:p text:style-name="P2"><text:span text:style-name="T13"/></text:p>
          <text:p text:style-name="P2"><text:span text:style-name="T14">To : </text:span><text:span text:style-name="T9">uni.dservers</text:span></text:p>
          <text:p text:style-name="P2"><text:span text:style-name="T14">C. date, E. date.</text:span></text:p>
          <text:p text:style-name="P2"><text:span text:style-name="T14">Decrypted hash (bill list <text:s/>+ Cdate</text:span></text:p>
          <text:p text:style-name="P2"><text:span text:style-name="T14">+ Edate + </text:span><text:span text:style-name="T9">uni.paca</text:span><text:span text:style-name="T14"> Challenge)</text:span></text:p>
          <text:p text:style-name="P2"><text:span text:style-name="T14"/></text:p>
          <text:p text:style-name="P2"><text:span text:style-name="T9">uni.paca</text:span><text:span text:style-name="T14"> signature</text:span></text:p>
          <draw:enhanced-geometry svg:viewBox="0 0 21600 21600" draw:type="rectangle" draw:enhanced-path="M 0 0 L 21600 0 21600 21600 0 21600 0 0 Z N"/>
        </draw:custom-shape>
        <draw:frame draw:style-name="gr24" draw:text-style-name="P10" draw:layer="layout" svg:width="1cm" svg:height="1.25cm" svg:x="15cm" svg:y="15cm">
          <draw:text-box>
            <text:p><text:span text:style-name="T16">+</text:span></text:p>
          </draw:text-box>
        </draw:frame>
        <draw:custom-shape draw:style-name="gr19" draw:text-style-name="P9" draw:layer="layout" svg:width="1cm" svg:height="1cm" svg:x="13cm" svg:y="8cm">
          <text:p text:style-name="P1"><text:span text:style-name="T1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1cm" svg:height="1cm" svg:x="8.5cm" svg:y="13.5cm">
          <text:p text:style-name="P1"><text:span text:style-name="T1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Standard">
        <draw:custom-shape draw:style-name="gr25" draw:text-style-name="P1" draw:layer="layout" svg:width="9cm" svg:height="5.5cm" svg:x="2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7cm" svg:height="5.5cm" svg:x="2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9cm" svg:height="5.5cm" svg:x="1.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7cm" svg:height="5.5cm" svg:x="11cm" svg:y="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8cm" svg:height="1.673cm" svg:x="1cm" svg:y="1.5cm">
          <draw:text-box>
            <text:p><text:span text:style-name="T4">Money Creation and <text:s/>distribution.</text:span></text:p>
          </draw:text-box>
        </draw:frame>
        <draw:custom-shape draw:style-name="gr20" draw:text-style-name="P3" draw:layer="layout" svg:width="8cm" svg:height="6cm" svg:x="11cm" svg:y="7.5cm">
          <text:p text:style-name="P2"><text:span text:style-name="T1">Human owner certificat request</text:span></text:p>
          <text:p text:style-name="P2"><text:span text:style-name="T2"/></text:p>
          <text:p text:style-name="P2"><text:span text:style-name="T2">AN: </text:span><text:span text:style-name="T9">uni.dservers</text:span></text:p>
          <text:p text:style-name="P2"><text:span text:style-name="T2">Forname0: </text:span><text:span text:style-name="T3">Eric</text:span></text:p>
          <text:p text:style-name="P2"><text:span text:style-name="T2">Forname1: </text:span><text:span text:style-name="T3"><text:s/>Cyr</text:span></text:p>
          <text:p text:style-name="P2"><text:span text:style-name="T2">Lastname0: </text:span><text:span text:style-name="T3">Cantonna</text:span><text:span text:style-name="T2"> </text:span></text:p>
          <text:p text:style-name="P2"><text:span text:style-name="T2">Birth date: </text:span><text:span text:style-name="T3">12/05/81</text:span></text:p>
          <text:p text:style-name="P2"><text:span text:style-name="T2">Birth place: </text:span></text:p>
          <text:p text:style-name="P2"><text:span text:style-name="T2">…</text:span></text:p>
          <text:p text:style-name="P2"><text:span text:style-name="T2"/></text:p>
          <text:p text:style-name="P2"><text:span text:style-name="T2">Bill Pubkey (512 bits)</text:span></text:p>
          <text:p text:style-name="P2"><text:span text:style-name="T2">Transaction Pubkey (&gt;=512bits).</text:span></text:p>
          <text:p text:style-name="P2"><text:span text:style-name="T2"/></text:p>
          <text:p text:style-name="P2"><text:span text:style-name="T2">Signed by at least 3 other humans </text:span></text:p>
          <text:p text:style-name="P2"><text:span text:style-name="T2">owner certificates (guarantors).</text:span></text:p>
          <draw:enhanced-geometry svg:viewBox="0 0 21600 21600" draw:type="rectangle" draw:enhanced-path="M 0 0 L 21600 0 21600 21600 0 21600 0 0 Z N"/>
        </draw:custom-shape>
        <draw:line draw:style-name="gr15" draw:text-style-name="P1" draw:layer="layout" svg:x1="6cm" svg:y1="13cm" svg:x2="6.5cm" svg:y2="10.5cm">
          <text:p/>
        </draw:line>
        <draw:custom-shape draw:style-name="gr14" draw:text-style-name="P7" draw:layer="layout" svg:width="5.5cm" svg:height="3.5cm" svg:x="12cm" svg:y="1.5cm">
          <text:p text:style-name="P1"><text:span text:style-name="T3">uni</text:span></text:p>
          <text:p text:style-name="P1"><text:span text:style-name="T2"/></text:p>
          <text:p text:style-name="P1"><text:span text:style-name="T2">Know which is the money creator</text:span></text:p>
          <text:p text:style-name="P1"><text:span text:style-name="T2">And that he is the only one</text:span></text:p>
          <text:p text:style-name="P1"><text:span text:style-name="T2">Which can create new money</text:span></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16.5cm" svg:y="4cm">
          <text:p/>
          <draw:enhanced-geometry svg:viewBox="0 0 88 21600" draw:glue-points="44 ?f6 44 0 0 10800 44 21600 88 10800" draw:text-areas="0 ?f6 88 ?f3" draw:type="can" draw:modifiers="6624.575424575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7" draw:layer="layout" svg:width="5cm" svg:height="4.5cm" svg:x="21.5cm" svg:y="10cm">
          <text:p text:style-name="P1"><text:span text:style-name="T9">uni.dservers</text:span></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cm" svg:height="1cm" svg:x="26.5cm" svg:y="12cm">
          <text:p/>
          <draw:enhanced-geometry svg:viewBox="0 0 88 21600" draw:glue-points="44 ?f6 44 0 0 10800 44 21600 88 10800" draw:text-areas="0 ?f6 88 ?f3" draw:type="can" draw:modifiers="6602.9970029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9.5cm" svg:y1="6cm" svg:x2="13cm" svg:y2="5cm">
          <text:p/>
        </draw:line>
        <draw:line draw:style-name="gr15" draw:text-style-name="P1" draw:layer="layout" svg:x1="15cm" svg:y1="5cm" svg:x2="22.5cm" svg:y2="10cm">
          <text:p/>
        </draw:line>
        <draw:custom-shape draw:style-name="gr14" draw:text-style-name="P7" draw:layer="layout" svg:width="5cm" svg:height="3.5cm" svg:x="4cm" svg:y="6cm">
          <text:p text:style-name="P1"><text:span text:style-name="T17">uni.UniversalDividend</text:span></text:p>
          <text:p text:style-name="P1"><text:span text:style-name="T18">(the money creator)</text:span></text:p>
          <text:p text:style-name="P1"><text:span text:style-name="T2"/></text:p>
          <text:p text:style-name="P1"><text:span text:style-name="T2">Create periodically new money</text:span></text:p>
          <text:p text:style-name="P1"><text:span text:style-name="T2"><text:s/></text:span><text:span text:style-name="T2">for each certified human</text:span></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6.5cm" svg:height="3.5cm" svg:x="3.5cm" svg:y="14cm">
          <text:p text:style-name="P1"><text:span text:style-name="T3">Human certification authority</text:span></text:p>
          <text:p text:style-name="P1"><text:span text:style-name="T2"/></text:p>
          <text:p text:style-name="P1"><text:span text:style-name="T2">Check if the certified human really exist,</text:span></text:p>
          <text:p text:style-name="P1"><text:span text:style-name="T2"><text:s/></text:span><text:span text:style-name="T2">is alive and is referenced only once.</text:span></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layer="layout" svg:width="2.476cm" svg:height="0.025cm" svg:x="24.395cm" svg:y="5.291cm">
          <draw:object xlink:href="./Object 1" xlink:type="simple" xlink:show="embed" xlink:actuate="onLoad"/>
          <draw:image xlink:href="./ObjectReplacements/Object 1" xlink:type="simple" xlink:show="embed" xlink:actuate="onLoad"/>
        </draw:frame>
        <draw:custom-shape draw:style-name="gr28" draw:text-style-name="P1" draw:layer="layout" svg:width="1.5cm" svg:height="2cm" svg:x="20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 draw:text-style-name="P1" draw:layer="layout" svg:x1="19.5cm" svg:y1="13.5cm" svg:x2="10cm" svg:y2="14.5cm">
          <text:p/>
        </draw:line>
        <draw:custom-shape draw:style-name="gr20" draw:text-style-name="P3" draw:layer="layout" svg:width="5.5cm" svg:height="6cm" svg:x="14.5cm" svg:y="14.5cm">
          <text:p text:style-name="P2"><text:span text:style-name="T1">Human owner certificate</text:span></text:p>
          <text:p text:style-name="P2"><text:span text:style-name="T2"/></text:p>
          <text:p text:style-name="P2"><text:span text:style-name="T2">AN: </text:span><text:span text:style-name="T9">uni.dservers</text:span></text:p>
          <text:p text:style-name="P2"><text:span text:style-name="T2">Forname0: </text:span><text:span text:style-name="T3">Eric</text:span></text:p>
          <text:p text:style-name="P2"><text:span text:style-name="T2">Forname1: </text:span><text:span text:style-name="T3"><text:s/>Cyr</text:span></text:p>
          <text:p text:style-name="P2"><text:span text:style-name="T2">Lastname0: </text:span><text:span text:style-name="T3">Cantonna</text:span><text:span text:style-name="T2"> </text:span></text:p>
          <text:p text:style-name="P2"><text:span text:style-name="T2">Birth date: </text:span><text:span text:style-name="T3">12/05/81</text:span></text:p>
          <text:p text:style-name="P2"><text:span text:style-name="T2">Birth place: </text:span></text:p>
          <text:p text:style-name="P2"><text:span text:style-name="T2">…</text:span></text:p>
          <text:p text:style-name="P2"><text:span text:style-name="T2"/></text:p>
          <text:p text:style-name="P2"><text:span text:style-name="T2">Bill Pubkey (512 bits)</text:span></text:p>
          <text:p text:style-name="P2"><text:span text:style-name="T2">Transaction Pubkey (&gt;=512bits).</text:span></text:p>
          <text:p text:style-name="P2"><text:span text:style-name="T2"/></text:p>
          <text:p text:style-name="P2"><text:span text:style-name="T2">Signed by a well-know</text:span></text:p>
          <text:p text:style-name="P2"><text:span text:style-name="T2">Human Certification Authority</text:span></text:p>
          <draw:enhanced-geometry svg:viewBox="0 0 21600 21600" draw:type="rectangle" draw:enhanced-path="M 0 0 L 21600 0 21600 21600 0 21600 0 0 Z N"/>
        </draw:custom-shape>
        <draw:line draw:style-name="gr15" draw:text-style-name="P1" draw:layer="layout" svg:x1="10cm" svg:y1="15cm" svg:x2="19.5cm" svg:y2="14cm">
          <text:p/>
        </draw:line>
      </draw:page>
      <draw:page draw:name="page6" draw:style-name="dp1" draw:master-page-name="Standard">
        <draw:frame draw:style-name="gr11" draw:text-style-name="P5" draw:layer="layout" svg:width="10cm" svg:height="1cm" svg:x="1.5cm" svg:y="1.501cm">
          <draw:text-box>
            <text:p><text:span text:style-name="T5">Avantages Recapitulation</text:span></text:p>
          </draw:text-box>
        </draw:frame>
        <draw:frame draw:style-name="gr12" draw:text-style-name="P6" draw:layer="layout" svg:width="22cm" svg:height="8.783cm" svg:x="3cm" svg:y="3.001cm">
          <draw:text-box>
            <text:p><text:span text:style-name="T6"><text:s/></text:span><text:span text:style-name="T6">- Money supply is know exactly and by every body, (M1=M2=M3) and nobody could cheat and create money (e.g. by lending money which doesn't exist).</text:span></text:p>
            <text:p><text:span text:style-name="T6"/></text:p>
            <text:p><text:span text:style-name="T6"><text:s/></text:span><text:span text:style-name="T6">- Node in the certification tree can't take bill's ownership. There only role is to be sure that money units are not double spended.</text:span></text:p>
            <text:p><text:span text:style-name="T6"/></text:p>
            <text:p><text:span text:style-name="T6"><text:s/></text:span><text:span text:style-name="T6">- Protect the anonymity : even if the account are all referenced and known by the tree account. The node in the tree may have no ideas about which are the owners of the money in an account.</text:span></text:p>
            <text:p><text:span text:style-name="T6"/></text:p>
            <text:p><text:span text:style-name="T6"><text:s/></text:span><text:span text:style-name="T6">- Universal Dividend change the way big companies will build themselves : instead of finding money to enslave people, they will have to found people first.</text:span></text:p>
            <text:p><text:span text:style-name="T6"/></text:p>
            <text:p><text:span text:style-name="T6">(...)</text:span></text:p>
            <text:p><text:span text:style-name="T6"/></text:p>
            <text:p><text:span text:style-name="T6"/></text:p>
            <text:p><text:span text:style-name="T6"/></text:p>
            <text:p><text:span text:style-name="T6"/></text:p>
            <text:p><text:span text:style-name="T6"/></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12-01T12:05:46</meta:creation-date>
    <dc:date>2010-12-13T13:56:19</dc:date>
    <meta:editing-duration>PT19H37M43S</meta:editing-duration>
    <meta:editing-cycles>13</meta:editing-cycles>
    <meta:generator>OpenOffice.org/3.1$Linux OpenOffice.org_project/310m19$Build-9420</meta:generator>
    <meta:document-statistic meta:object-count="1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notes">
      <style:graphic-properties draw:fill-color="#ffffff" fo:min-height="13.365cm"/>
    </style:style>
  </office:automatic-styles>
  <office:body>
    <office:presentation>
      <draw:page draw:name="page1" draw:style-name="dp1" draw:master-page-name="Standard">
        <presentation:notes draw:style-name="dp2">
          <draw:page-thumbnail draw:style-name="gr1"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2</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2</text:page-number></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2</text:page-number></text:p>
          </draw:text-box>
        </draw:frame>
      </presentation:notes>
    </style:master-page>
  </office:master-styles>
</office:document-styles>
</file>